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ESTAW NR 1</text:p>
      <text:p text:style-name="P1">W skład zestawu wchodzą:</text:p>
      <text:list xml:id="list1682068277494647007" text:style-name="L1">
        <text:list-item>
          <text:p text:style-name="P2">filiżanka z podstawką</text:p>
        </text:list-item>
        <text:list-item>
          <text:p text:style-name="P2">ręcznie robiona świecz sojowa o zapachu czekolady</text:p>
        </text:list-item>
        <text:list-item>
          <text:p text:style-name="P2">miód wielokwiatowy 30ml</text:p>
        </text:list-item>
        <text:list-item>
          <text:p text:style-name="P2">kawa ziarnista o smaku orzechowo-czekoladowym 15g</text:p>
        </text:list-item>
        <text:list-item>
          <text:p text:style-name="P2">herbata Earl Grey Lemon</text:p>
        </text:list-item>
        <text:list-item>
          <text:p text:style-name="P2">ręcznie wykonane drewniane serce</text:p>
        </text:list-item>
        <text:list-item>
          <text:p text:style-name="P2">ręcznie wykonana bransoletka</text:p>
        </text:list-item>
        <text:list-item>
          <text:p text:style-name="P2">zaparzac do herbaty</text:p>
        </text:list-item>
        <text:list-item>
          <text:p text:style-name="P2">czerpak do miodu</text:p>
        </text:list-item>
      </text:list>
      <text:p text:style-name="P1">Wszystko zapakowane wekologiczne pudełko</text:p>
      <text:p text:style-name="P1">Cena zestawu 99 zł + koszt przesył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O</meta:initial-creator>
    <meta:creation-date>2021-04-11T18:21:36.65</meta:creation-date>
    <dc:date>2021-04-12T12:45:39.72</dc:date>
    <dc:creator>A O</dc:creator>
    <meta:editing-duration>PT18H20M27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3" meta:word-count="63" meta:character-count="380"/>
  </office:meta>
</office:document-meta>
</file>